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draw:fill="none" draw:textarea-vertical-align="top" fo:min-height="0cm" fo:min-width="0cm"/>
    </style:style>
    <style:style style:name="gr2" style:family="graphic" style:parent-style-name="standard">
      <style:graphic-properties draw:stroke="solid" svg:stroke-width="0.035cm" svg:stroke-color="#3465a4" draw:stroke-linejoin="round" draw:fill="solid" draw:fill-color="#729fcf" draw:textarea-horizontal-align="center" draw:textarea-vertical-align="middle" fo:padding-top="0.018cm" fo:padding-bottom="0.018cm" fo:padding-left="0.018cm" fo:padding-right="0.018cm"/>
    </style:style>
    <style:style style:name="gr3" style:family="graphic" style:parent-style-name="standard">
      <style:graphic-properties draw:stroke="none" svg:stroke-width="0cm" svg:stroke-color="#000000" draw:fill="solid" draw:fill-color="#999999" draw:textarea-horizontal-align="center" draw:textarea-vertical-align="middle"/>
    </style:style>
    <style:style style:name="gr4" style:family="graphic" style:parent-style-name="standard">
      <style:graphic-properties draw:stroke="none" svg:stroke-width="0cm" draw:fill="solid" draw:fill-color="#333333" draw:textarea-horizontal-align="center" draw:textarea-vertical-align="middle"/>
    </style:style>
    <style:style style:name="gr5" style:family="graphic" style:parent-style-name="standard">
      <style:graphic-properties draw:stroke="solid" svg:stroke-width="0.035cm" svg:stroke-color="#000000" draw:stroke-linejoin="round" draw:fill="none" draw:fill-color="#ffffff" draw:textarea-vertical-align="middle" fo:min-height="1.74cm" fo:padding-top="0.127cm" fo:padding-bottom="0.127cm" fo:padding-left="0.254cm" fo:padding-right="0.254cm"/>
    </style:style>
    <style:style style:name="gr6" style:family="graphic" style:parent-style-name="standard">
      <style:graphic-properties draw:stroke="solid" svg:stroke-width="0.159cm" svg:stroke-color="#000000" draw:marker-end="msArrowEnd_20_5" draw:marker-end-width="0.476cm" draw:marker-end-center="false" draw:stroke-linejoin="miter" draw:fill="none" draw:textarea-vertical-align="top" fo:min-height="0cm" fo:min-width="0cm" fo:padding-top="0.079cm" fo:padding-bottom="0.079cm" fo:padding-left="0.079cm" fo:padding-right="0.079cm"/>
    </style:style>
    <style:style style:name="gr7" style:family="graphic" style:parent-style-name="standard">
      <style:graphic-properties draw:stroke="solid" svg:stroke-width="0.018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textarea-vertical-align="top" fo:min-height="0cm" fo:min-width="0cm" fo:padding-top="0.009cm" fo:padding-bottom="0.009cm" fo:padding-left="0.009cm" fo:padding-right="0.009cm"/>
    </style:style>
    <style:style style:name="gr8" style:family="graphic" style:parent-style-name="standard">
      <style:graphic-properties draw:stroke="none" svg:stroke-width="0cm" draw:fill="solid" draw:fill-color="#ffffff" draw:textarea-vertical-align="top" fo:min-height="0cm" fo:min-width="0cm" fo:padding-top="0.127cm" fo:padding-bottom="0.127cm" fo:padding-left="0.254cm" fo:padding-right="0.254cm"/>
    </style:style>
    <style:style style:name="gr9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draw:fill="none" draw:textarea-vertical-align="top" fo:min-height="0cm" fo:min-width="0cm" fo:padding-top="0.009cm" fo:padding-bottom="0.009cm" fo:padding-left="0.009cm" fo:padding-right="0.009cm"/>
    </style:style>
    <style:style style:name="P1" style:family="paragraph">
      <loext:graphic-properties draw:fill="none"/>
      <style:text-properties style:font-name="Times New Roman" fo:font-size="12pt"/>
    </style:style>
    <style:style style:name="P2" style:family="paragraph">
      <loext:graphic-properties draw:fill="solid" draw:fill-color="#729fcf"/>
      <style:paragraph-properties fo:text-align="center"/>
      <style:text-properties style:font-name="Times New Roman" fo:font-size="12pt"/>
    </style:style>
    <style:style style:name="P3" style:family="paragraph">
      <loext:graphic-properties draw:fill="solid" draw:fill-color="#999999"/>
      <style:paragraph-properties fo:text-align="center"/>
      <style:text-properties style:font-name="Times New Roman" fo:font-size="12pt"/>
    </style:style>
    <style:style style:name="P4" style:family="paragraph">
      <loext:graphic-properties draw:fill="solid" draw:fill-color="#333333"/>
      <style:paragraph-properties fo:text-align="center"/>
      <style:text-properties style:font-name="Times New Roman" fo:font-size="12pt"/>
    </style:style>
    <style:style style:name="P5" style:family="paragraph">
      <style:paragraph-properties fo:text-align="center"/>
      <style:text-properties style:font-name="Times New Roman"/>
    </style:style>
    <style:style style:name="P6" style:family="paragraph">
      <loext:graphic-properties draw:fill="none" draw:fill-color="#ffffff"/>
      <style:paragraph-properties fo:text-align="center"/>
      <style:text-properties style:font-name="Times New Roman" fo:font-size="12pt"/>
    </style:style>
    <style:style style:name="P7" style:family="paragraph">
      <style:text-properties style:font-name="Times New Roman"/>
    </style:style>
    <style:style style:name="P8" style:family="paragraph">
      <loext:graphic-properties draw:fill="solid" draw:fill-color="#ffffff"/>
      <style:text-properties style:font-name="Times New Roman" fo:font-size="12pt"/>
    </style:style>
    <style:style style:name="T1" style:family="text">
      <style:text-properties fo:color="#000000" fo:font-size="12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3.653cm" svg:height="8.203cm" svg:x="0.275cm" svg:y="0.1cm">
            <text:p/>
            <draw:enhanced-geometry draw:type="mso-spt75"/>
          </draw:custom-shape>
          <draw:rect draw:name="Rectangle 2" draw:style-name="gr2" draw:text-style-name="P2" draw:layer="layout" svg:width="1.773cm" svg:height="6.245cm" svg:x="2.127cm" svg:y="0.92cm">
            <text:p/>
          </draw:rect>
          <draw:rect draw:name="Rectangle 3" draw:style-name="gr3" draw:text-style-name="P3" draw:layer="layout" svg:width="0.5cm" svg:height="3.784cm" svg:x="3.926cm" svg:y="1.82cm">
            <text:p/>
          </draw:rect>
          <draw:rect draw:name="Rectangle 4" draw:style-name="gr3" draw:text-style-name="P3" draw:layer="layout" svg:width="6.192cm" svg:height="0.451cm" svg:x="3.926cm" svg:y="5.577cm">
            <text:p/>
          </draw:rect>
          <draw:rect draw:name="Rectangle 5" draw:style-name="gr4" draw:text-style-name="P4" draw:layer="layout" svg:width="0.953cm" svg:height="0.239cm" svg:x="3.629cm" svg:y="2.666cm">
            <text:p/>
          </draw:rect>
          <draw:frame draw:name="Rectangle 7" draw:style-name="gr5" draw:text-style-name="P6" draw:layer="layout" svg:width="2.012cm" svg:height="1.994cm" svg:x="7.657cm" svg:y="3.592cm">
            <draw:text-box>
              <text:p text:style-name="P5"><text:span text:style-name="T1">5000 N</text:span></text:p>
            </draw:text-box>
          </draw:frame>
          <draw:custom-shape draw:name="Straight Arrow Connector 8" draw:style-name="gr6" draw:text-style-name="P1" draw:layer="layout" svg:width="0.001cm" svg:height="1.535cm" svg:x="8.662cm" svg:y="5.577cm">
            <text:p/>
            <draw:enhanced-geometry svg:viewBox="0 0 21600 21600" draw:type="mso-spt32" draw:enhanced-path="M 0 0 L 21600 21600 N"/>
          </draw:custom-shape>
          <draw:custom-shape draw:name="Straight Arrow Connector 9" draw:style-name="gr7" draw:text-style-name="P1" draw:layer="layout" svg:width="4.763cm" svg:height="0.001cm" svg:x="3.926cm" svg:y="7.773cm">
            <text:p/>
            <draw:enhanced-geometry svg:viewBox="0 0 21600 21600" draw:type="mso-spt32" draw:enhanced-path="M 0 0 L 21600 21600 N"/>
          </draw:custom-shape>
          <draw:custom-shape draw:name="Straight Arrow Connector 10" draw:style-name="gr7" draw:text-style-name="P1" draw:layer="layout" svg:width="0.003cm" svg:height="3.096cm" svg:x="1.052cm" svg:y="2.87cm">
            <text:p/>
            <draw:enhanced-geometry draw:mirror-vertical="true" svg:viewBox="0 0 21600 21600" draw:type="mso-spt32" draw:enhanced-path="M 0 0 L 21600 21600 N"/>
          </draw:custom-shape>
          <draw:custom-shape draw:name="Text Box 11" draw:style-name="gr8" draw:text-style-name="P8" draw:layer="layout" svg:width="1.556cm" svg:height="0.721cm" svg:x="5.328cm" svg:y="7.482cm">
            <text:p text:style-name="P7"><text:span text:style-name="T2">30 cm</text:span></text:p>
            <draw:enhanced-geometry svg:viewBox="0 0 21600 21600" draw:type="mso-spt202" draw:enhanced-path="M 0 0 L 21600 0 21600 21600 0 21600 0 0 Z N"/>
          </draw:custom-shape>
          <draw:custom-shape draw:name="Text Box 11" draw:style-name="gr8" draw:text-style-name="P8" draw:layer="layout" svg:width="1.556cm" svg:height="0.721cm" svg:x="0.209cm" svg:y="3.959cm">
            <text:p text:style-name="P7"><text:span text:style-name="T2">20 cm</text:span></text:p>
            <draw:enhanced-geometry svg:viewBox="0 0 21600 21600" draw:type="mso-spt202" draw:enhanced-path="M 0 0 L 21600 0 21600 21600 0 21600 0 0 Z N"/>
          </draw:custom-shape>
          <draw:custom-shape draw:name="Straight Arrow Connector 13" draw:style-name="gr9" draw:text-style-name="P1" draw:layer="layout" svg:width="0.98cm" svg:height="0.768cm" svg:x="10.116cm" svg:y="4.942cm">
            <text:p/>
            <draw:enhanced-geometry draw:mirror-horizontal="true" svg:viewBox="0 0 21600 21600" draw:type="mso-spt32" draw:enhanced-path="M 0 0 L 21600 21600 N"/>
          </draw:custom-shape>
          <draw:custom-shape draw:name="Text Box 11" draw:style-name="gr8" draw:text-style-name="P8" draw:layer="layout" svg:width="1.636cm" svg:height="0.721cm" svg:x="10.525cm" svg:y="4.226cm">
            <text:p text:style-name="P7"><text:span text:style-name="T2">fixtur</text:span><text:span text:style-name="T2">e</text:span></text:p>
            <draw:enhanced-geometry svg:viewBox="0 0 21600 21600" draw:type="mso-spt202" draw:enhanced-path="M 0 0 L 21600 0 21600 21600 0 21600 0 0 Z N"/>
          </draw:custom-shape>
          <draw:custom-shape draw:name="Straight Arrow Connector 15" draw:style-name="gr9" draw:text-style-name="P1" draw:layer="layout" svg:width="0.978cm" svg:height="0.768cm" svg:x="4.483cm" svg:y="1.896cm">
            <text:p/>
            <draw:enhanced-geometry draw:mirror-horizontal="true" svg:viewBox="0 0 21600 21600" draw:type="mso-spt32" draw:enhanced-path="M 0 0 L 21600 21600 N"/>
          </draw:custom-shape>
          <draw:custom-shape draw:name="Text Box 11" draw:style-name="gr8" draw:text-style-name="P8" draw:layer="layout" svg:width="1.877cm" svg:height="0.721cm" svg:x="5.422cm" svg:y="1.178cm">
            <text:p text:style-name="P7"><text:span text:style-name="T2">Bolt x 2</text:span></text:p>
            <draw:enhanced-geometry svg:viewBox="0 0 21600 21600" draw:type="mso-spt202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97cm" fo:page-height="8.38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4T20:41:01.403539247</meta:creation-date>
    <dc:date>2017-03-04T20:51:29.255717413</dc:date>
    <meta:editing-duration>PT10M40S</meta:editing-duration>
    <meta:editing-cycles>3</meta:editing-cycles>
    <meta:generator>LibreOffice/5.3.0.3$Linux_X86_64 LibreOffice_project/30m0$Build-3</meta:generator>
    <meta:document-statistic meta:object-count="16"/>
  </office:meta>
</office:document-meta>
</file>